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legates</text:p>
      <text:p text:style-name="Standard"/>
      <text:p text:style-name="Standard">Är som en metod-pekare, låter os skicka in metoder i andra metoder. (callback) till metoden som skickads in.</text:p>
      <text:p text:style-name="Standard"/>
      <text:p text:style-name="Standard">Om man använder samma lambda flera gånger så är det bättre att göra metoder.</text:p>
      <text:p text:style-name="Standard"/>
      <text:p text:style-name="Standard">Används tillsammans med LINQ</text:p>
      <text:p text:style-name="Standard"/>
      <text:p text:style-name="Standard">Kan uttryckas på två olika sätt.</text:p>
      <text:list xml:id="list1568137984532759178" text:style-name="L1">
        <text:list-item>
          <text:p text:style-name="P1">Namngivna metoder</text:p>
        </text:list-item>
        <text:list-item>
          <text:p text:style-name="P1">Lambda uttryck</text:p>
        </text:list-item>
      </text:list>
      <text:p text:style-name="Standard"/>
      <text:p text:style-name="Standard">Action&lt;T&gt; för metoder utan returvärde</text:p>
      <text:p text:style-name="Standard">Func&lt;T&gt; för metoder med returvärde.<text:tab/>- sista parametern är returvärde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7-06T09:18:03.17</meta:creation-date>
    <meta:generator>OpenOffice/4.1.3$Win32 OpenOffice.org_project/413m1$Build-9783</meta:generator>
    <dc:date>2017-07-06T14:31:32.35</dc:date>
    <dc:creator>Niklas Johansson</dc:creator>
    <meta:editing-duration>PT5H13M28S</meta:editing-duration>
    <meta:editing-cycles>5</meta:editing-cycles>
    <meta:document-statistic meta:table-count="0" meta:image-count="0" meta:object-count="0" meta:page-count="1" meta:paragraph-count="9" meta:word-count="64" meta:character-count="391"/>
  </office:meta>
</office:document-meta>
</file>